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Helvetica, Arial, sans-serif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margin-left="0in" fo:margin-right="0in" fo:margin-top="0in" fo:margin-bottom="0in" fo:line-height="160%" fo:widows="1" fo:text-indent="0in" style:auto-text-indent="false" fo:padding="0in" fo:border="none"/>
      <style:text-properties fo:font-variant="normal" fo:text-transform="none" fo:color="#222222" style:font-name="Helvetica Neue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fo:line-height="160%" fo:widows="1" fo:text-indent="0in" style:auto-text-indent="false" fo:padding="0in" fo:border="none"/>
      <style:text-properties fo:font-variant="normal" fo:text-transform="none" fo:color="#222222" fo:letter-spacing="normal"/>
    </style:style>
    <style:style style:name="P4" style:family="paragraph" style:parent-style-name="Text_20_body">
      <style:paragraph-properties fo:margin-left="0in" fo:margin-right="0in" fo:margin-top="0in" fo:margin-bottom="0in" fo:line-height="160%" fo:widows="1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" style:family="paragraph" style:parent-style-name="mark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" style:family="paragraph" style:parent-style-name="mark"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2" style:family="text">
      <style:text-properties fo:font-variant="normal" fo:text-transform="none" fo:color="#252525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252525" style:font-name="Times New Roman" fo:font-size="32pt" fo:letter-spacing="normal" fo:font-style="normal" fo:font-weight="bold" style:font-size-asian="32pt" style:font-weight-asian="bold" style:font-size-complex="32pt" style:font-weight-complex="bold"/>
    </style:style>
    <style:style style:name="T5" style:family="text">
      <style:text-properties fo:font-variant="normal" fo:text-transform="none" fo:color="#222222" style:font-name="Helvetica Neue" fo:font-size="12pt" fo:letter-spacing="normal" fo:font-style="normal" fo:font-weight="bold"/>
    </style:style>
    <style:style style:name="T6" style:family="text">
      <style:text-properties fo:font-variant="normal" fo:text-transform="none" fo:color="#222222" style:font-name="Helvetica Neue" fo:font-size="12pt" fo:letter-spacing="normal" fo:font-style="normal" fo:font-weight="normal"/>
    </style:style>
    <style:style style:name="T7" style:family="text">
      <style:text-properties fo:color="#222222" style:font-name="Helvetica Neue" fo:font-size="12pt"/>
    </style:style>
    <style:style style:name="T8" style:family="text">
      <style:text-properties fo:color="#222222" style:font-name="Helvetica Neue" fo:font-size="12pt" fo:font-weight="bold"/>
    </style:style>
    <style:style style:name="T9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4">3.2</text:span><text:span text:style-name="T3"> <text:s/></text:span><text:span text:style-name="Emphasis"><text:span text:style-name="T1">Реляційна алгебра</text:span></text:span><text:span text:style-name="T1"> - замкнена система операцій над відношеннями в реляційній моделі даних. Операції реляційної алгебри також називаються реляційними операціями.</text:span></text:p>
      <text:p text:style-name="P6"/>
      <text:p text:style-name="P5"><text:span text:style-name="T7">Група </text:span><text:span text:style-name="Strong_20_Emphasis"><text:span text:style-name="T8">основних</text:span></text:span><text:span text:style-name="T7">операцій:</text:span></text:p>
      <text:p text:style-name="P2">- <text:span text:style-name="T9">виборка </text:span>(selection або restrict);</text:p>
      <text:p text:style-name="P2">- <text:span text:style-name="T9">проекція </text:span>(projection або rpogect);</text:p>
      <text:p text:style-name="P2">- <text:span text:style-name="T9">декартовий добуток </text:span>(cartesian product);</text:p>
      <text:p text:style-name="P2">- <text:span text:style-name="T9">об'єднання </text:span>(union);</text:p>
      <text:p text:style-name="P2">- <text:span text:style-name="T9">різниця </text:span>(set difference або minus),</text:p>
      <text:p text:style-name="P3"><text:s/></text:p>
      <text:p text:style-name="P3"><text:s/></text:p>
      <text:p text:style-name="P4"><text:span text:style-name="T6">та </text:span><text:span text:style-name="Strong_20_Emphasis"><text:span text:style-name="T5">три додаткові</text:span></text:span><text:span text:style-name="T6">, виведених з основних операцій:</text:span></text:p>
      <text:p text:style-name="P2">- <text:span text:style-name="T9">з'єднання </text:span>(join);</text:p>
      <text:p text:style-name="P2">- <text:span text:style-name="T9">перетинання </text:span>(intersection);</text:p>
      <text:p text:style-name="P2">- <text:span text:style-name="T9">ділення </text:span>(division або divide).</text:p>
      <text:p text:style-name="P5"/>
      <text:p text:style-name="P1"><text:span text:style-name="Strong_20_Emphasis"><text:span text:style-name="T5">Приоритети операцій реляційної алгебри.</text:span></text:span></text:p>
      <text:p text:style-name="P4"><text:span text:style-name="T6">1.Перейменування (</text:span><text:span text:style-name="Strong_20_Emphasis"><text:span text:style-name="T5">RENAME</text:span></text:span><text:span text:style-name="T6">)</text:span></text:p>
      <text:p text:style-name="P4"><text:span text:style-name="T6">2.Виборка (</text:span><text:span text:style-name="Strong_20_Emphasis"><text:span text:style-name="T5">RESTRICT</text:span></text:span><text:span text:style-name="T6">) = Проекція(</text:span><text:span text:style-name="Strong_20_Emphasis"><text:span text:style-name="T5">PROJECT</text:span></text:span><text:span text:style-name="T6">)</text:span></text:p>
      <text:p text:style-name="P4"><text:span text:style-name="T6">3.Декартовий добуток (</text:span><text:span text:style-name="Strong_20_Emphasis"><text:span text:style-name="T5">TIMES</text:span></text:span><text:span text:style-name="T6">) = з’єднання (</text:span><text:span text:style-name="Strong_20_Emphasis"><text:span text:style-name="T5">JOIN</text:span></text:span><text:span text:style-name="T6">) = Перетинання (</text:span><text:span text:style-name="Strong_20_Emphasis"><text:span text:style-name="T5">INTERSECT</text:span></text:span><text:span text:style-name="T6">) = Ділення (</text:span><text:span text:style-name="Strong_20_Emphasis"><text:span text:style-name="T5">DIVIDE</text:span></text:span><text:span text:style-name="T6">)</text:span></text:p>
      <text:p text:style-name="P4"><text:span text:style-name="T6">4.Об’єднання (</text:span><text:span text:style-name="Strong_20_Emphasis"><text:span text:style-name="T5">UNION</text:span></text:span><text:span text:style-name="T6">) = Різниця (</text:span><text:span text:style-name="Strong_20_Emphasis"><text:span text:style-name="T5">MINUS</text:span></text:span><text:span text:style-name="T6">)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Helvetica, Arial, sans-serif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1:16:00</dc:date>
    <dc:creator>mark </dc:creator>
    <meta:editing-duration>P0D</meta:editing-duration>
    <meta:editing-cycles>9</meta:editing-cycles>
    <meta:document-statistic meta:table-count="0" meta:image-count="0" meta:object-count="0" meta:page-count="1" meta:paragraph-count="18" meta:word-count="91" meta:character-count="721" meta:non-whitespace-character-count="643"/>
  </office:meta>
</office:document-meta>
</file>